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a01" officeooo:paragraph-rsid="00182a01"/>
    </style:style>
    <style:style style:name="P2" style:family="paragraph" style:parent-style-name="Standard">
      <style:text-properties officeooo:rsid="00182a01" officeooo:paragraph-rsid="00182a01" fo:background-color="#ff3333"/>
    </style:style>
    <style:style style:name="P3" style:family="paragraph" style:parent-style-name="Standard">
      <style:text-properties officeooo:rsid="00182a01" officeooo:paragraph-rsid="00182a01" fo:background-color="#ffffff"/>
    </style:style>
    <style:style style:name="P4" style:family="paragraph" style:parent-style-name="Standard">
      <style:text-properties officeooo:rsid="00182a01" officeooo:paragraph-rsid="001b485a" fo:background-color="#ffffff"/>
    </style:style>
    <style:style style:name="T1" style:family="text">
      <style:text-properties officeooo:rsid="00197d2f"/>
    </style:style>
    <style:style style:name="T2" style:family="text">
      <style:text-properties officeooo:rsid="0019d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ĆSK</text:p>
      <text:p text:style-name="P1"/>
      <text:p text:style-name="P1">BoT pomocy w zakupach w centrum handlowym.</text:p>
      <text:p text:style-name="P1"/>
      <text:p text:style-name="P1">…</text:p>
      <text:p text:style-name="P1">…</text:p>
      <text:p text:style-name="P1">…</text:p>
      <text:p text:style-name="P1">…</text:p>
      <text:p text:style-name="P1"/>
      <text:p text:style-name="P1"/>
      <text:p text:style-name="P1">założenia </text:p>
      <text:p text:style-name="P1">- pokazanie trasy by kupić produkty</text:p>
      <text:p text:style-name="P1">- koszt</text:p>
      <text:p text:style-name="P1">- rozmowa + pytanie o produkty (interakcja z użytkownikiem)</text:p>
      <text:p text:style-name="P2"><text:tab/>- dodawanie nowych produktow</text:p>
      <text:p text:style-name="P2"><text:tab/>-informowanie o ich braku, pytanie co robić w razie braku itd.</text:p>
      <text:p text:style-name="P2"><text:tab/>- pytanie o inne propozycje produktow</text:p>
      <text:p text:style-name="P2"><text:tab/>- pytanie na czym nam zalezy ( cena , producent ,czas, …)</text:p>
      <text:p text:style-name="P3">- doradzanie produktów </text:p>
      <text:p text:style-name="P3">- możliwe podpowiadanie nazwy</text:p>
      <text:p text:style-name="P3"/>
      <text:p text:style-name="P3"/>
      <text:p text:style-name="P3"/>
      <text:p text:style-name="P4">- <text:span text:style-name="T1">szukanie sciezki </text:span>- <text:span text:style-name="T2">algorytm wybranie dikstry ?</text:span></text:p>
      <text:p text:style-name="P3">- <text:span text:style-name="T1">gui</text:span></text:p>
      <text:p text:style-name="P3">- <text:span text:style-name="T1">windows /linux</text:span></text:p>
      <text:p text:style-name="P3">- <text:span text:style-name="T1">opengl /directx /unity cos trzeba zdecydowac</text:span></text:p>
      <text:p text:style-name="P3">- <text:span text:style-name="T2">baza danych relacje</text:span></text:p>
      <text:p text:style-name="P3">- <text:span text:style-name="T2">komunikacja człowiek komputer</text:span></text:p>
      <text:p text:style-name="P3">- <text:span text:style-name="T2">jak bd przechowywac miesjce produktów</text:span></text:p>
      <text:p text:style-name="P3">-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8:29:32.187315334</meta:creation-date>
    <dc:date>2015-10-30T09:48:49.407669219</dc:date>
    <meta:editing-duration>PT18M36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24" meta:word-count="105" meta:character-count="609" meta:non-whitespace-character-count="521"/>
  </office:meta>
</office:document-meta>
</file>